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none"/>
    </style:style>
    <style:style style:name="Tabla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8*"/>
    </style:style>
    <style:style style:name="Tabla2.B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-left="none" fo:border-right="0.5pt solid #000000" fo:border-top="0.5pt solid #000000" fo:border-bottom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67b03" officeooo:paragraph-rsid="00067b03"/>
    </style:style>
    <style:style style:name="P2" style:family="paragraph" style:parent-style-name="Standard">
      <style:paragraph-properties fo:text-align="start" style:justify-single-word="false"/>
      <style:text-properties officeooo:rsid="00067b03" officeooo:paragraph-rsid="00067b03"/>
    </style:style>
    <style:style style:name="P3" style:family="paragraph" style:parent-style-name="Table_20_Contents">
      <style:paragraph-properties fo:text-align="start" style:justify-single-word="false"/>
      <style:text-properties officeooo:rsid="00067b03" officeooo:paragraph-rsid="00067b03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7b03" officeooo:paragraph-rsid="00067b0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67b03" officeooo:paragraph-rsid="00067b0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87a2b" officeooo:paragraph-rsid="00087a2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92954" officeooo:paragraph-rsid="0009295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7b03" officeooo:paragraph-rsid="00067b03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weight="normal" officeooo:rsid="000abc8b" officeooo:paragraph-rsid="000abc8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abc8b" officeooo:paragraph-rsid="000abc8b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067b03" officeooo:paragraph-rsid="00067b03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067b03" officeooo:paragraph-rsid="00067b03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067b03" officeooo:paragraph-rsid="00067b03" style:font-weight-asian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weight="normal" officeooo:rsid="00087a2b" officeooo:paragraph-rsid="00087a2b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officeooo:rsid="00092954" officeooo:paragraph-rsid="00092954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weight="normal" officeooo:rsid="00092954" officeooo:paragraph-rsid="00092954" style:font-weight-asian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weight="normal" officeooo:rsid="00092954" officeooo:paragraph-rsid="00092954" style:font-weight-asian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weight="normal" officeooo:rsid="00092954" officeooo:paragraph-rsid="00092954" style:font-weight-asian="normal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weight="normal" officeooo:rsid="00092954" officeooo:paragraph-rsid="00092954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067b03" officeooo:paragraph-rsid="00067b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92954"/>
    </style:style>
    <style:style style:name="T4" style:family="text">
      <style:text-properties officeooo:rsid="000ab990"/>
    </style:style>
    <style:style style:name="T5" style:family="text">
      <style:text-properties officeooo:rsid="000b5a65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DB</text:p>
      <text:p text:style-name="P1"/>
      <text:p text:style-name="P2"><text:span text:style-name="T1">Base de Datos:</text:span> Es <text:s/>un Software que nos permiten guardar información y es accesible para cualquier usuario con acceso a el.</text:p>
      <text:list text:style-name="L2">
        <text:list-item>
          <text:p text:style-name="P11">Los usuarios acceden a la base de datos través de las aplicaciones</text:p>
        </text:list-item>
        <text:list-item>
          <text:p text:style-name="P11">los programadores acceden a través de sql</text:p>
        </text:list-item>
      </text:list>
      <text:p text:style-name="P4"/>
      <text:p text:style-name="P4">Motor de Base de Datos<text:span text:style-name="T2">: Producto comercial (software) que nos permite crear N base de datos. Todo motor tiene un sql.</text:span></text:p>
      <text:p text:style-name="P4"/>
      <text:p text:style-name="P4">SQL: <text:span text:style-name="T2">Es una software <text:s/>que viene integrado en los motores de base de datos.</text:span></text:p>
      <text:p text:style-name="P8">Objetos de una base de datos: Table, View, Index, Package, Store Procedure.</text:p>
      <text:p text:style-name="P8">Operaciones que se pueden hacer:</text:p>
      <text:list text:style-name="L3">
        <text:list-item>
          <text:p text:style-name="P12">DDL(Data definition Lenguage): Son las que alteran la estructura la base de datos.</text:p>
          <text:list>
            <text:list-item>
              <text:p text:style-name="P12">Create: Crear objetos de la base de datos</text:p>
            </text:list-item>
            <text:list-item>
              <text:p text:style-name="P12">Alter:-</text:p>
            </text:list-item>
            <text:list-item>
              <text:p text:style-name="P12">Drop:-</text:p>
            </text:list-item>
          </text:list>
        </text:list-item>
        <text:list-item>
          <text:p text:style-name="P12">DML(Deta Manipulation Lenguage): Nos permiten manipular sin alterar la estructura.</text:p>
          <text:list>
            <text:list-item>
              <text:p text:style-name="P12">Select</text:p>
            </text:list-item>
            <text:list-item>
              <text:p text:style-name="P12">Update</text:p>
            </text:list-item>
            <text:list-item>
              <text:p text:style-name="P12">Insert</text:p>
            </text:list-item>
            <text:list-item>
              <text:p text:style-name="P12">Delete</text:p>
            </text:list-item>
          </text:list>
        </text:list-item>
        <text:list-item>
          <text:p text:style-name="P12">DCL(Data Control Lenguage): Nos permite controlar los permisos</text:p>
          <text:list>
            <text:list-item>
              <text:p text:style-name="P12">Grant: otorgar permisos.</text:p>
            </text:list-item>
            <text:list-item>
              <text:p text:style-name="P12">Revoke: revocar permisos.</text:p>
            </text:list-item>
          </text:list>
        </text:list-item>
      </text:list>
      <text:p text:style-name="P4"/>
      <text:p text:style-name="P4">Importante: <text:span text:style-name="T2">Todos los objetos tienen un propietario. Por defecto es quien lo cree.</text:span></text:p>
      <text:p text:style-name="P4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list xml:id="list2440871215" text:style-name="L1">
              <text:list-header>
                <text:p text:style-name="P13">Básica</text:p>
              </text:list-header>
            </text:list>
          </table:table-cell>
          <table:table-cell table:style-name="Tabla1.C1" office:value-type="string">
            <text:list xml:id="list214805181110208" text:continue-numbering="true" text:style-name="L1">
              <text:list-header>
                <text:p text:style-name="P13">Forma Correcta</text:p>
              </text:list-header>
            </text:list>
          </table:table-cell>
        </table:table-row>
        <table:table-row>
          <table:table-cell table:style-name="Tabla1.A2" office:value-type="string">
            <text:p text:style-name="P5">Ejemplo <text:s/>De base de Datos</text:p>
            <text:p text:style-name="P3">System: es el administrador de base de datos tiene el control total de la base.</text:p>
            <text:p text:style-name="P3"/>
            <text:p text:style-name="P3">Usuarios: Rgarcia, Dlopes </text:p>
            <text:p text:style-name="P3"/>
            <text:p text:style-name="P3">Objetos: Clientes, Pedidos, Empleados,Facturas,…</text:p>
          </table:table-cell>
          <table:table-cell table:style-name="Tabla1.A2" office:value-type="string">
            <text:list xml:id="list214804881947916" text:continue-numbering="true" text:style-name="L1">
              <text:list-item>
                <text:p text:style-name="P13">System</text:p>
                <text:list>
                  <text:list-item>
                    <text:p text:style-name="P13">Vistas</text:p>
                    <text:list>
                      <text:list-item>
                        <text:p text:style-name="P13">…</text:p>
                      </text:list-item>
                      <text:list-item>
                        <text:p text:style-name="P13">...</text:p>
                      </text:list-item>
                    </text:list>
                  </text:list-item>
                </text:list>
              </text:list-item>
              <text:list-item>
                <text:p text:style-name="P13">Rgarcia</text:p>
                <text:list>
                  <text:list-item>
                    <text:p text:style-name="P13">Tablas</text:p>
                    <text:list>
                      <text:list-item>
                        <text:p text:style-name="P13">Clientes</text:p>
                      </text:list-item>
                      <text:list-item>
                        <text:p text:style-name="P13">Pedidos</text:p>
                      </text:list-item>
                    </text:list>
                  </text:list-item>
                  <text:list-item>
                    <text:p text:style-name="P13">Vistas</text:p>
                    <text:list>
                      <text:list-item>
                        <text:p text:style-name="P13">..</text:p>
                      </text:list-item>
                      <text:list-item>
                        <text:p text:style-name="P13">..</text:p>
                      </text:list-item>
                    </text:list>
                  </text:list-item>
                </text:list>
              </text:list-item>
              <text:list-item>
                <text:p text:style-name="P13">Dlopes</text:p>
                <text:list>
                  <text:list-item>
                    <text:p text:style-name="P13">Tablas</text:p>
                    <text:list>
                      <text:list-item>
                        <text:p text:style-name="P13">Empleados</text:p>
                      </text:list-item>
                      <text:list-item>
                        <text:p text:style-name="P13">Facturas</text:p>
                      </text:list-item>
                    </text:list>
                  </text:list-item>
                  <text:list-item>
                    <text:p text:style-name="P13">Vistas</text:p>
                    <text:list>
                      <text:list-item>
                        <text:p text:style-name="P13">…</text:p>
                      </text:list-item>
                      <text:list-item>
                        <text:p text:style-name="P13">...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C2" office:value-type="string">
            <text:list xml:id="list214804746406003" text:continue-numbering="true" text:style-name="L1">
              <text:list-item>
                <text:p text:style-name="P13">System</text:p>
                <text:list>
                  <text:list-item>
                    <text:p text:style-name="P13">Vistas</text:p>
                    <text:list>
                      <text:list-item>
                        <text:p text:style-name="P13">…</text:p>
                      </text:list-item>
                      <text:list-item>
                        <text:p text:style-name="P13">...</text:p>
                      </text:list-item>
                    </text:list>
                  </text:list-item>
                </text:list>
              </text:list-item>
              <text:list-item>
                <text:p text:style-name="P13">Finanzas </text:p>
                <text:list>
                  <text:list-item>
                    <text:p text:style-name="P13">Tablas</text:p>
                    <text:list>
                      <text:list-item>
                        <text:p text:style-name="P13">Clientes</text:p>
                      </text:list-item>
                      <text:list-item>
                        <text:p text:style-name="P13">Pedidos</text:p>
                      </text:list-item>
                    </text:list>
                  </text:list-item>
                  <text:list-item>
                    <text:p text:style-name="P13">Vistas</text:p>
                    <text:list>
                      <text:list-item>
                        <text:p text:style-name="P13">..</text:p>
                      </text:list-item>
                      <text:list-item>
                        <text:p text:style-name="P13">..</text:p>
                      </text:list-item>
                    </text:list>
                  </text:list-item>
                </text:list>
              </text:list-item>
              <text:list-item>
                <text:p text:style-name="P13">RRHH</text:p>
                <text:list>
                  <text:list-item>
                    <text:p text:style-name="P13">Tablas</text:p>
                    <text:list>
                      <text:list-item>
                        <text:p text:style-name="P13">Empleados</text:p>
                      </text:list-item>
                      <text:list-item>
                        <text:p text:style-name="P13">Facturas</text:p>
                      </text:list-item>
                    </text:list>
                  </text:list-item>
                  <text:list-item>
                    <text:p text:style-name="P13">Vistas</text:p>
                    <text:list>
                      <text:list-item>
                        <text:p text:style-name="P13">…</text:p>
                      </text:list-item>
                      <text:list-item>
                        <text:p text:style-name="P13">…</text:p>
                      </text:list-item>
                    </text:list>
                  </text:list-item>
                </text:list>
              </text:list-item>
              <text:list-item>
                <text:p text:style-name="P13">Rgarcia</text:p>
              </text:list-item>
              <text:list-item>
                <text:p text:style-name="P13">Dlopes </text:p>
              </text:list-item>
            </text:list>
          </table:table-cell>
        </table:table-row>
      </table:table>
      <text:p text:style-name="P4"/>
      <text:p text:style-name="P4">Componente de la base de datos:<text:span text:style-name="T2"> </text:span></text:p>
      <text:list xml:id="list3671615876" text:style-name="L4">
        <text:list-item>
          <text:p text:style-name="P20"><text:soft-page-break/>Información: </text:p>
          <text:list>
            <text:list-item>
              <text:p text:style-name="P20">Integrada: evita la redundancia,que no se repita la información</text:p>
            </text:list-item>
            <text:list-item>
              <text:p text:style-name="P20">Compartida: Pueden compartirse con varios usuarios mientras tengan autorización. Si se tiene autorización se puede consultar a <text:s/><text:span text:style-name="T1">Objetos del catalogo</text:span> (tipo vista): nos brinda información a nivel administrador ej: <text:s/>que tablas existen.</text:p>
            </text:list-item>
          </text:list>
        </text:list-item>
        <text:list-item>
          <text:p text:style-name="P20">Equipo: Es el harware donde se instala la base de datos, osea el servidor.</text:p>
        </text:list-item>
        <text:list-item>
          <text:p text:style-name="P20">Programas:</text:p>
          <text:list>
            <text:list-item>
              <text:p text:style-name="P20"><text:s/>Aplicación que permiten interactuar.</text:p>
            </text:list-item>
            <text:list-item>
              <text:p text:style-name="P20">SGBD (sistema de gestor de base de datos):motor de base de datos.</text:p>
            </text:list-item>
          </text:list>
        </text:list-item>
        <text:list-item>
          <text:p text:style-name="P20">Usuarios: </text:p>
          <text:list>
            <text:list-item>
              <text:p text:style-name="P20">Administrador de base de datos (DBA): Persona encargada del control general del sistema: Seguridad(permisos), Backups. Funciones principales:</text:p>
              <text:list>
                <text:list-item>
                  <text:p text:style-name="P20">Identificar las entidades (tabla) y la información (columnas) que debe registrarse: <text:s/>en caso que se tenga que diseñar desde cero en forma correcta. Forma lógica.</text:p>
                </text:list-item>
                <text:list-item>
                  <text:p text:style-name="P20">Diseño físico- Usando DDL que ya fue analizado previamente.</text:p>
                </text:list-item>
                <text:list-item>
                  <text:p text:style-name="P20">Verificación de </text:p>
                  <text:list>
                    <text:list-item>
                      <text:p text:style-name="P20">seguridad( gestionar permisos): que pude hacer o no puede hacer</text:p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Connect Rgarcia</text:p>
            <text:p text:style-name="P3"><text:tab/>Create Table Clientes{…}</text:p>
            <text:p text:style-name="P3"><text:tab/>Acceso denegado</text:p>
            <text:p text:style-name="P3">Connect System</text:p>
            <text:p text:style-name="P3"><text:tab/>Grant Create Table To Rgarcia</text:p>
            <text:p text:style-name="P3"><text:tab/>Grant Create Any Table To Rgarcia</text:p>
          </table:table-cell>
          <table:table-cell table:style-name="Tabla2.B1" office:value-type="string">
            <text:p text:style-name="P3"/>
            <text:p text:style-name="P3"/>
            <text:p text:style-name="P3"/>
            <text:p text:style-name="P3"/>
            <text:p text:style-name="P3">Le otorgamos permiso para crear Tabla ...</text:p>
            <text:p text:style-name="P3">Puede crear en cualquier usuario</text:p>
          </table:table-cell>
        </table:table-row>
        <table:table-row>
          <table:table-cell table:style-name="Tabla2.A2" office:value-type="string">
            <text:p text:style-name="P3">Connect Rgarcia</text:p>
            <text:p text:style-name="P3"><text:tab/>Create Table Dlopes.Clientes{…}</text:p>
          </table:table-cell>
          <table:table-cell table:style-name="Tabla2.B2" office:value-type="string">
            <text:p text:style-name="P3">Ejemplo para Any</text:p>
            <text:p text:style-name="P3">Crea Tabla en el usuario de Dlopes</text:p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3">Connect System</text:p>
            <text:p text:style-name="P3"><text:s text:c="4"/>Grant Select, Update on Cliente to Rgarcia</text:p>
            <text:p text:style-name="P3"/>
            <text:p text:style-name="P3"><text:s text:c="4"/>Grant All on Cliente to Rgarcia</text:p>
          </table:table-cell>
          <table:table-cell table:style-name="Tabla2.B2" office:value-type="string">
            <text:p text:style-name="P3"/>
            <text:p text:style-name="P3">Se le da el permiso <text:s/>de select y update a garcia <text:s/>en la tabla de lopes.</text:p>
            <text:p text:style-name="P3">Todos los permisos DML a garcia</text:p>
          </table:table-cell>
        </table:table-row>
      </table:table>
      <text:list xml:id="list214805392315137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20">Integridad: Dentro de lo que pueden hacer que lo hagan de forma correcta. Reglas de validación que se aplican a cada columna. </text:p>
                    </text:list-item>
                    <text:list-item>
                      <text:p text:style-name="P20"><text:s/>Backup <text:s/>(se hace diario ya automática) y recover (Sentencia para recuperar -&gt;) </text:p>
                      <text:list>
                        <text:list-item>
                          <text:p text:style-name="P20">Modo Archivelog: hace un registro de todos los movimientos del día aparte de la base de datos. Auditoria.</text:p>
                        </text:list-item>
                      </text:list>
                    </text:list-item>
                  </text:list>
                </text:list-item>
                <text:list-item>
                  <text:p text:style-name="P20">Administrar el desempeño de la base: evitar el insert masivamente, eliminar el tempo ocioso(sacarlo automáticamente si esta inactivo), evitar múltiples procesos por usuario, limitar la memoria de uso.</text:p>
                </text:list-item>
              </text:list>
            </text:list-item>
            <text:list-item>
              <text:p text:style-name="P20">Analistas de sistemas y programadores: El que reúne los requerimientos de los usuario y <text:s/>lo programadores los que usan la base (codifican).</text:p>
            </text:list-item>
            <text:list-item>
              <text:p text:style-name="P20">Usuarios finales: quienes interactúan con la base a través de programas.</text:p>
            </text:list-item>
          </text:list>
        </text:list-item>
      </text:list>
      <text:p text:style-name="P2"/>
      <text:p text:style-name="P6">Caracteristicas de una Base de Datos</text:p>
      <text:list text:style-name="L5">
        <text:list-item>
          <text:p text:style-name="P14">Las programas son independientes de la base de datos: la modificacion de la base no tiene que afectar al programa</text:p>
        </text:list-item>
        <text:list-item>
          <text:p text:style-name="P14">Normalización de la base de datos: para que sean optimas es evitar la redundancia (no se repitan)</text:p>
        </text:list-item>
        <text:list-item>
          <text:p text:style-name="P14">Catalogo de base de datos: </text:p>
        </text:list-item>
        <text:list-item>
          <text:p text:style-name="P14">Manejo de múltiples vistas: Una misma tabla puede tener varias vistas, se le otorga permiso a cada vista. </text:p>
        </text:list-item>
        <text:list-item>
          <text:p text:style-name="P14"><text:soft-page-break/>Posibilidad de compartir de datos: Las tablas pueden compartir varios usurios siempre y cuando tengan permisos</text:p>
        </text:list-item>
        <text:list-item>
          <text:p text:style-name="P14">Posibilidad de aplicar restricciones de seguridad: vista, permisos</text:p>
        </text:list-item>
        <text:list-item>
          <text:p text:style-name="P14">Auditoria: ArchiveLog en las tablas mas criticas. Se hace un log cada que se hace una modificación con fecha y quien lo hace en una tabla. <text:span text:style-name="T3">Con fin de evitar problemas.</text:span></text:p>
        </text:list-item>
        <text:list-item>
          <text:p text:style-name="P15">Recupero: el motor te garantiza el recupero siempre y cuando este bien hecha el backup</text:p>
        </text:list-item>
        <text:list-item>
          <text:p text:style-name="P15">Relacionabilidad: Relacionales.</text:p>
        </text:list-item>
      </text:list>
      <text:p text:style-name="P7"/>
      <text:p text:style-name="P7"/>
      <text:p text:style-name="P7">Ejmplo de base de datos: </text:p>
      <text:p text:style-name="P7"><text:tab/>Provedores :entidad pura</text:p>
      <text:p text:style-name="P7"><text:tab/>Prov-Prod: entidad interrelación</text:p>
      <text:p text:style-name="P7">Propiedades de las tablas: </text:p>
      <text:list text:style-name="L6">
        <text:list-item>
          <text:p text:style-name="P16">Cada columna tiene un único nombre dentro de la tabla</text:p>
        </text:list-item>
        <text:list-item>
          <text:p text:style-name="P16">Dentro del mismo usuario no pueden tener dos tablas del mismo nombre, pero si de usurios diferentes.</text:p>
        </text:list-item>
        <text:list-item>
          <text:p text:style-name="P16">No se permitan filas duplicadas. Puede si hay Primary key. Puede haber un primary <text:s/>key <text:span text:style-name="T1">compuesto</text:span> por dos columnas. Ej: Prov-Prod</text:p>
        </text:list-item>
        <text:list-item>
          <text:p text:style-name="P16">Las filas y columnas no están ordenadas, no hay una reglas establecida excepto la de PK</text:p>
        </text:list-item>
      </text:list>
      <text:p text:style-name="P7"/>
      <text:p text:style-name="P7">Conceptos:</text:p>
      <text:list text:style-name="L7">
        <text:list-item>
          <text:p text:style-name="P17">Tabla:Entidad</text:p>
        </text:list-item>
        <text:list-item>
          <text:p text:style-name="P17">Filas: Tuplas</text:p>
        </text:list-item>
        <text:list-item>
          <text:p text:style-name="P17">Columnas: Atributos</text:p>
        </text:list-item>
        <text:list-item>
          <text:p text:style-name="P17">Cantidad columnas que tiene una tabla: grado de relación .</text:p>
        </text:list-item>
        <text:list-item>
          <text:p text:style-name="P17">Cantidad filas que tiene una tabla: Cardinalidad.</text:p>
        </text:list-item>
        <text:list-item>
          <text:p text:style-name="P17">Rango de valores posibles que pude adoptar una columna. Ej: Columna Dias → 1- 31</text:p>
        </text:list-item>
      </text:list>
      <text:p text:style-name="P7">Tipo de relaciones:</text:p>
      <text:list text:style-name="L8">
        <text:list-item>
          <text:p text:style-name="P18">Relación base o real: tablas, tiene información física.</text:p>
        </text:list-item>
        <text:list-item>
          <text:p text:style-name="P18">Relación virtual: Vista, no contiene datos sino que apunta a algo que tiene información real.</text:p>
        </text:list-item>
        <text:list-item>
          <text:p text:style-name="P18">Instantáneas(snapshot): mix entre tabla y vista. <text:s/>Es un objeto mas por lo tanto tiene nombre y pertenece a un usuario. Es una foto de la tabla al momento de ejecución. Tiene la ventaja que se pude auto-disparar.</text:p>
        </text:list-item>
        <text:list-item>
          <text:p text:style-name="P18">Resultado de consulta: Es el resultado de un select</text:p>
        </text:list-item>
        <text:list-item>
          <text:p text:style-name="P18">Relaciones temporales: una tabla temporal hasta que se cierre sección , se vaciá automáticamente.</text:p>
        </text:list-item>
      </text:list>
      <text:p text:style-name="P7"/>
      <text:p text:style-name="P7"/>
      <text:p text:style-name="P7">Ejercitacion: </text:p>
      <text:list text:style-name="L9">
        <text:list-item>
          <text:p text:style-name="P19">A-6</text:p>
          <text:p text:style-name="P19">B-5</text:p>
          <text:p text:style-name="P19">C-Entidad: todos sus atributos son propias de esa tabla</text:p>
        </text:list-item>
        <text:list-item>
          <text:p text:style-name="P19">A- 1 a10</text:p>
          <text:p text:style-name="P19">B- <text:span text:style-name="T4">Notas</text:span></text:p>
          <text:p text:style-name="P19">C- combinación entre legajo y materia <text:span text:style-name="T5">(compuesto</text:span><text:span text:style-name="T5">)</text:span></text:p>
        </text:list-item>
      </text:list>
      <text:p text:style-name="P9">CATÁLOGOS</text:p>
      <text:p text:style-name="P10"/>
      <text:p text:style-name="P10">Se puede consultar seguridad: que permiso tiene tal usuario</text:p>
      <text:p text:style-name="P10">No es igual al nombre de las vistas</text:p>
      <text:p text:style-name="P10">Systable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22:56:27.475000000</meta:creation-date>
    <dc:date>2024-04-08T21:48:03.830000000</dc:date>
    <meta:editing-duration>PT8H32M20S</meta:editing-duration>
    <meta:editing-cycles>6</meta:editing-cycles>
    <meta:generator>LibreOffice/7.5.1.2$Windows_X86_64 LibreOffice_project/fcbaee479e84c6cd81291587d2ee68cba099e129</meta:generator>
    <meta:document-statistic meta:table-count="2" meta:image-count="0" meta:object-count="0" meta:page-count="4" meta:paragraph-count="144" meta:word-count="1049" meta:character-count="6004" meta:non-whitespace-character-count="5155"/>
  </office:meta>
</office:document-meta>
</file>